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T12" style:parent-style-name="DefaultParagraphFont" style:family="text">
      <style:text-properties fo:font-style="italic" style:font-style-asian="italic" style:font-style-complex="italic"/>
    </style:style>
    <style:style style:name="P13" style:parent-style-name="Normal" style:family="paragraph">
      <style:paragraph-properties style:vertical-align="auto" fo:line-height="100%"/>
      <style:text-properties style:font-name="Trebuchet MS" style:font-name-asian="Times New Roman" fo:font-weight="bold" style:font-weight-asian="bold" style:font-weight-complex="bold" fo:color="#5381A2" style:letter-kerning="true" fo:font-size="21.5pt" style:font-size-asian="21.5pt" style:font-size-complex="21.5pt" style:language-asian="en" style:country-asian="GB"/>
    </style:style>
    <style:style style:name="P14" style:parent-style-name="Normal" style:family="paragraph">
      <style:paragraph-properties style:line-height-at-least="0.375in" fo:background-color="#FFFFFF"/>
      <style:text-properties style:font-name="Times New Roman" style:font-name-asian="Times New Roman" fo:color="#474747" style:letter-kerning="true" fo:font-size="18pt" style:font-size-asian="18pt" style:font-size-complex="18pt" style:language-asian="en" style:country-asian="GB" fo:hyphenate="true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Normal"><text:span text:style-name="T6">Definition: HTTP</text:span> - the Hypertext Transfer Protocol - provides a standard for Web browsers and servers to communicate. The definition of HTTP is a technical<text:s/>specification of a <text:a xlink:href="http://compnetworking.about.com/library/glossary/bldef-protocol.htm" office:target-frame-name="_top" xlink:show="replace"><text:span text:style-name="Hyperlink">network protocol</text:span></text:a> that software must implement.</text:p>
      <text:p text:style-name="Normal">HTTP is an application layer network protocol built on top of <text:a xlink:href="http://compnetworking.about.com/cs/basictcpip/g/bldef_tcpip.htm" office:target-frame-name="_top" xlink:show="replace"><text:span text:style-name="Hyperlink">TCP</text:span></text:a>. HTTP clients (such as Web browsers) and servers communicate via HTTP request and response messages. The three main HTTP message types are GET, POST, and HEAD.</text:p>
      <text:p text:style-name="Normal">HTTP utilizes TCP port 80 by default, though other ports such as 8080 can alternatively be used.</text:p>
      <text:p text:style-name="Normal">The current version of HTTP in widespread use - HTTP version 1.1 - was developed to address some of the performance limitations of the original version - HTTP 1.0. HTTP 1.1 is documented in RFC 2068.</text:p>
      <text:p text:style-name="P7"/>
      <text:p text:style-name="P8"/>
      <text:p text:style-name="Normal"/>
      <text:p text:style-name="Normal"><text:span text:style-name="T9">Definitio</text:span><text:span text:style-name="T10">n: FTP</text:span> allows you to transfer files between two computers on the Internet. FTP is a simple network protocol based on <text:a xlink:href="http://compnetworking.about.com/cs/protocols/p/protocol_ip.htm" office:target-frame-name="_top" xlink:show="replace"><text:span text:style-name="Hyperlink">Internet Protocol</text:span></text:a> and also a term used when referring to the process of copying files when using FTP technology.</text:p>
      <text:p text:style-name="Normal">To transfer files with FTP, you use a program often called the <text:span text:style-name="T11">client</text:span>. An FTP client program initiates a connection to a remote computer running <text:span text:style-name="T12">FTP server</text:span> software. After the connection is established,<text:s/>the client can choose to send and/or receive copies of files, singly or in groups. To connect to an FTP server, a client requires a username and password as set by the administrator of the server. Many public FTP archives follow a special convention for that accepts a username of "anonymous."</text:p>
      <text:p text:style-name="Normal">Simple FTP clients are included with most network operating systems, but most of these clients (such as FTP.EXE on Windows) support a relatively unfriendly command-line interface. Many alternative third-party FTP clients have been developed that support graphic user interfaces (GUIs) and additional convenience features. In any FTP interface, clients identify the FTP server either by its <text:a xlink:href="http://compnetworking.about.com/od/workingwithipaddresses/g/ip-addresses.htm" office:target-frame-name="_top" xlink:show="replace"><text:span text:style-name="Hyperlink">IP address</text:span></text:a> (such as 192.168.0.1) or by its host name (such as ftp.about.com).</text:p>
      <text:p text:style-name="Normal">FTP supports two modes of data transfer: plain text (ASCII), and binary. You set the mode in the FTP client. A common error when using FTP is attempting to transfer a<text:s/>binary file (such as a program or music file) while in text mode, causing the transferred file to be unusable.</text:p>
      <text:p text:style-name="Normal"/>
      <text:p text:style-name="Normal"/>
      <text:p text:style-name="P13">JavaFX HTTP Networking and XML Parsing</text:p>
      <text:p text:style-name="Normal"/>
      <text:p text:style-name="Normal">JavaFX Basic Language Concepts</text:p>
      <text:p text:style-name="Normal">JavaFX HTTP and XML Package Overview</text:p>
      <text:p text:style-name="Normal">HTTP and JavaFX</text:p>
      <text:p text:style-name="Normal">XML API</text:p>
      <text:p text:style-name="Normal">Integrating<text:s/>the HTTP and XML APIs</text:p>
      <text:p text:style-name="Normal">Conclusion</text:p>
      <text:p text:style-name="Normal">Resources</text:p>
      <text:p text:style-name="Normal"/>
      <text:p text:style-name="Normal">The recently released JavaFX</text:p>
      <text:p text:style-name="Normal">platform allows developers to build rich internet applications</text:p>
      <text:p text:style-name="Normal">(RIA) that can include audio and video. Using JavaFX, it is</text:p>
      <text:p text:style-name="Normal">possible to create highly interactive applications. Moreover, it is</text:p>
      <text:p text:style-name="Normal">possible to easily create content for different devices (desktop,</text:p>
      <text:p text:style-name="Normal">mobile phone, television, and so on). JavaFX is a compiled</text:p>
      <text:p text:style-name="Normal">language, like Java, and is highly portable and is based on the</text:p>
      <text:soft-page-break/>
      <text:p text:style-name="Normal">familiar paradigm “Write Once, Run Everywhere.”</text:p>
      <text:p text:style-name="Normal"/>
      <text:p text:style-name="Normal">JavaFX is<text:s/>focused on the client side, and aims to improve the</text:p>
      <text:p text:style-name="Normal">look and feel of Java GUIs so that users can experience more</text:p>
      <text:p text:style-name="Normal">attractive interfaces. Of course, many client applications need to</text:p>
      <text:p text:style-name="Normal">exchange information with a remote server. Nowadays, the HTTP protocol</text:p>
      <text:p text:style-name="Normal">and<text:s/>XML are widely accepted as the best choices to exchange</text:p>
      <text:p text:style-name="Normal">information, so we want to show how easy is in JavaFX to handle</text:p>
      <text:p text:style-name="Normal">HTTP communication details and how we can parse and extract</text:p>
      <text:p text:style-name="Normal">information from an XML data structure.</text:p>
      <text:p text:style-name="Normal"/>
      <text:p text:style-name="Normal">In the article we will assume you are already familiar with the</text:p>
      <text:p text:style-name="Normal">basic notions of the JavaFX language.</text:p>
      <text:p text:style-name="Normal"/>
      <text:p text:style-name="Normal">JavaFX Basic Language Concepts</text:p>
      <text:p text:style-name="Normal">While it is a compiled language, JavaFX mixes the features of</text:p>
      <text:p text:style-name="Normal">scripting languages with those inherited from Java. Scripting</text:p>
      <text:p text:style-name="Normal">languages allow for fast and easy<text:s/>application development, while</text:p>
      <text:p text:style-name="Normal">JavaFX's Java-based heritage allow it to be a robust language.</text:p>
      <text:p text:style-name="Normal"/>
      <text:p text:style-name="Normal">JavaFX proposes a new coding paradigm: as a declarative</text:p>
      <text:p text:style-name="Normal">language, it compels us to describe how we want our application to</text:p>
      <text:p text:style-name="Normal">behave without describing the specific control flow, as we do with</text:p>
      <text:p text:style-name="Normal">imperative languages. This paradigm is really powerful when we need</text:p>
      <text:p text:style-name="Normal">to develop GUIs. The basic idea that stands behind that JavaFX GUI</text:p>
      <text:p text:style-name="Normal">development model is that you "describe" what your interface should</text:p>
      <text:p text:style-name="Normal">look like. There is a strict relationship between the code and the</text:p>
      <text:p text:style-name="Normal">"visual structure." Moreover, the order used to declare objects, in</text:p>
      <text:p text:style-name="Normal">the code, reflects the order used to display them. The overall</text:p>
      <text:p text:style-name="Normal">result is an elegant way to create a GUI in fewer lines of code; this</text:p>
      <text:p text:style-name="Normal">makes applications easier to understand and maintain.</text:p>
      <text:p text:style-name="Normal"/>
      <text:p text:style-name="Normal">Another interesting feature of JavaFX is that it is a statically</text:p>
      <text:p text:style-name="Normal">typed language, meaning the data type of every variable, function,</text:p>
      <text:p text:style-name="Normal">and so on is known at compile-time. See the "#resources"&gt;Resources section for links to JavaFX tutorials</text:p>
      <text:p text:style-name="Normal">that explore this trait further.</text:p>
      <text:p text:style-name="Normal"/>
      <text:p text:style-name="Normal">JavaFX HTTP and XML Package Overview</text:p>
      <text:p text:style-name="Normal">To develop an application using HTTP protocol and XML, JavaFX</text:p>
      <text:p text:style-name="Normal">provides several packages, which are shown below:</text:p>
      <text:p text:style-name="Normal"/>
      <text:p text:style-name="Normal">javafx.io.http for handling HTTP</text:p>
      <text:p text:style-name="Normal">communication</text:p>
      <text:p text:style-name="Normal">javafx.data.pull and javafx.data.xml</text:p>
      <text:p text:style-name="Normal">for XML parsing</text:p>
      <text:p text:style-name="Normal">The class diagram in Figure 1 shows the classes contained in</text:p>
      <text:p text:style-name="Normal">these packages.</text:p>
      <text:p text:style-name="Normal"/>
      <text:p text:style-name="Normal">HTTP and XML packages and classes</text:p>
      <text:p text:style-name="Normal">Figure 1. Defining the channel rule for the RDBMS Event Generator (click for larger</text:p>
      <text:p text:style-name="Normal">view)</text:p>
      <text:p text:style-name="Normal"/>
      <text:p text:style-name="Normal">HTTP and JavaFX</text:p>
      <text:soft-page-break/>
      <text:p text:style-name="Normal">To handle the HTTP protocol, we can use HttpRequest</text:p>
      <text:p text:style-name="Normal">class in the javafx.io.http package. This class makes</text:p>
      <text:p text:style-name="Normal">asynchronous HTTP requests to a remote server that supports the HTTP</text:p>
      <text:p text:style-name="Normal">protocol. The HTTP methods currently supported are:</text:p>
      <text:p text:style-name="Normal"/>
      <text:p text:style-name="Normal">GET</text:p>
      <text:p text:style-name="Normal">POST</text:p>
      <text:p text:style-name="Normal">PUT</text:p>
      <text:p text:style-name="Normal">DELETE</text:p>
      <text:p text:style-name="Normal">This class is neutral in respect to the data format exchanged, so</text:p>
      <text:p text:style-name="Normal">we can invoke a remote server and send whatever type of</text:p>
      <text:p text:style-name="Normal">information we like, as long as we supply an</text:p>
      <text:p text:style-name="Normal">OutputStream containing the data that must be sent,</text:p>
      <text:p text:style-name="Normal">using the POST or PUT HTTP methods.</text:p>
      <text:p text:style-name="Normal"/>
      <text:p text:style-name="Normal">The HttpRequest operation, related to each HTTP</text:p>
      <text:p text:style-name="Normal">method supported, has a specific lifecycle. We focus our attention</text:p>
      <text:p text:style-name="Normal">on the lifecycle in the case of HTTP GET method; for other methods</text:p>
      <text:p text:style-name="Normal">(POST, PUT, DELETE), the lifecycle is very similar. In the</text:p>
      <text:p text:style-name="Normal">case of<text:s/>an HTTP GET request, the lifecycle is shown in Figure</text:p>
      <text:p text:style-name="Normal">2.</text:p>
      <text:p text:style-name="Normal"/>
      <text:p text:style-name="Normal">HTTP GET method request life-cycle</text:p>
      <text:p text:style-name="Normal">Figure 2: HTTP GET method request lifecycle (click for larger</text:p>
      <text:p text:style-name="Normal">view)</text:p>
      <text:p text:style-name="Normal"/>
      <text:p text:style-name="Normal">As we can see from the diagram above, each state of the</text:p>
      <text:p text:style-name="Normal">lifecycle is defined by a specific value of the internal variables</text:p>
      <text:p text:style-name="Normal">of the HttpRequest class. Related to each variable</text:p>
      <text:p text:style-name="Normal">transition, there is a corresponding method that is called during</text:p>
      <text:p text:style-name="Normal">the transition itself, so that we can control and handle different</text:p>
      <text:p text:style-name="Normal">states in the HTTP lifecycle. These methods have the same name of</text:p>
      <text:p text:style-name="Normal">the corresponding variable, prepended with on. For</text:p>
      <text:p text:style-name="Normal">example, if we want to track when the request is trying to connect</text:p>
      <text:p text:style-name="Normal">to the server, we will use the onConnecting</text:p>
      <text:p text:style-name="Normal">function.</text:p>
      <text:p text:style-name="Normal"/>
      <text:p text:style-name="Normal">It is time we start coding our JavaFX HTTP client. First of<text:s/>all</text:p>
      <text:p text:style-name="Normal">we have to declare a variable that contains our URL:</text:p>
      <text:p text:style-name="Normal"/>
      <text:p text:style-name="Normal"/>
      <text:p text:style-name="Normal">def url : String = "http://www.java.net";</text:p>
      <text:p text:style-name="Normal">Then we create the HTTP request and define our callback</text:p>
      <text:p text:style-name="Normal">function, which is called when the HTTP request starts</text:p>
      <text:p text:style-name="Normal">connecting.</text:p>
      <text:p text:style-name="Normal"/>
      <text:p text:style-name="Normal"/>
      <text:p text:style-name="Normal">HttpRequest {</text:p>
      <text:p text:style-name="Normal"><text:s text:c="8"/>location: url;</text:p>
      <text:p text:style-name="Normal"><text:s text:c="8"/>onConnecting: function() {</text:p>
      <text:p text:style-name="Normal"><text:s text:c="10"/>java.lang.System.out.println("Connecting");</text:p>
      <text:p text:style-name="Normal"><text:s text:c="8"/>}</text:p>
      <text:p text:style-name="Normal">}.enqueue();</text:p>
      <text:soft-page-break/>
      <text:p text:style-name="Normal">Notice the method enqueue() that makes the</text:p>
      <text:p text:style-name="Normal">request.</text:p>
      <text:p text:style-name="Normal"/>
      <text:p text:style-name="Normal">Now we want to read the response body. We can do that using the</text:p>
      <text:p text:style-name="Normal">InputStream<text:s/>provided by the function</text:p>
      <text:p text:style-name="Normal">onInput. We need to add this piece of code to our</text:p>
      <text:p text:style-name="Normal">client.</text:p>
      <text:p text:style-name="Normal"/>
      <text:p text:style-name="Normal"/>
      <text:p text:style-name="Normal"><text:s text:c="4"/>onInput: function(is: InputStream) {</text:p>
      <text:p text:style-name="Normal"><text:s text:c="6"/>try {</text:p>
      <text:p text:style-name="Normal"><text:s text:c="8"/>var responseSize : Integer = is.available();</text:p>
      <text:p text:style-name="Normal"><text:s text:c="8"/>java.lang.System.out.println("Response size {responseSize}");</text:p>
      <text:p text:style-name="Normal"><text:s text:c="6"/>}</text:p>
      <text:p text:style-name="Normal"><text:s text:c="6"/>finally {</text:p>
      <text:p text:style-name="Normal"><text:s text:c="8"/>is.close();</text:p>
      <text:p text:style-name="Normal"><text:s text:c="6"/>}</text:p>
      <text:p text:style-name="Normal"><text:s text:c="4"/>}</text:p>
      <text:p text:style-name="Normal">The last step is to handle any exceptions that can occur during</text:p>
      <text:p text:style-name="Normal">the HTTP request. The HTTPRequest has a function that</text:p>
      <text:p text:style-name="Normal">is called whenever an exception occurs. So we can add the</text:p>
      <text:p text:style-name="Normal">exception-handling code below to our client.</text:p>
      <text:p text:style-name="Normal"/>
      <text:p text:style-name="Normal"/>
      <text:p text:style-name="Normal"><text:s text:c="4"/>onException: function(ex : Exception) {</text:p>
      <text:p text:style-name="Normal"><text:s text:c="6"/>System.out.println("Error: {ex.getMessage()}");</text:p>
      <text:p text:style-name="Normal"><text:s text:c="4"/>}</text:p>
      <text:p text:style-name="Normal">If you run the client using NetBeans, you should see output</text:p>
      <text:p text:style-name="Normal">similar to Figure 3:</text:p>
      <text:p text:style-name="Normal"/>
      <text:p text:style-name="Normal">In the package javafx.io.http, there are<text:s/>two other</text:p>
      <text:p text:style-name="Normal">classes called HttpHeaders and</text:p>
      <text:p text:style-name="Normal">HttpStatus. The first class defines a set of constants</text:p>
      <text:p text:style-name="Normal">that map the corresponding HTTP header value names. The second</text:p>
      <text:p text:style-name="Normal">class defines a set of constants corresponding to the possible HTTP</text:p>
      <text:p text:style-name="Normal">response codes.</text:p>
      <text:p text:style-name="Normal"/>
      <text:p text:style-name="Normal">XML API</text:p>
      <text:p text:style-name="Normal">As<text:s/>we said, many clients today send data over HTTP using an</text:p>
      <text:p text:style-name="Normal">XML format, and JavaFX offers the capability to easily parse an XML</text:p>
      <text:p text:style-name="Normal">document. We focus our attention now on the other</text:p>
      <text:p text:style-name="Normal">two packages, shown before in Figure 1:</text:p>
      <text:p text:style-name="Normal"/>
      <text:p text:style-name="Normal">javafx.data.xml</text:p>
      <text:p text:style-name="Normal">javafx.data.pull</text:p>
      <text:p text:style-name="Normal">The package javafx.data.pull contains the classes</text:p>
      <text:p text:style-name="Normal">to parse an XML document, while the javafx.data.xml</text:p>
      <text:p text:style-name="Normal">package defines some constants and handles qualified names. The</text:p>
      <text:p text:style-name="Normal">parser is event-based (similar to the "http://java.sun.com/javase/6/docs/api/javax/xml/parsers/SAXParser.html"&gt;</text:p>
      <text:p text:style-name="Normal">SAX parser) and it supports two different data formats:</text:p>
      <text:p text:style-name="Normal"/>
      <text:p text:style-name="Normal">XML</text:p>
      <text:soft-page-break/>
      <text:p text:style-name="Normal">JSON</text:p>
      <text:p text:style-name="Normal">For this article, we'll focus our attention on the XML data</text:p>
      <text:p text:style-name="Normal">format.</text:p>
      <text:p text:style-name="Normal"/>
      <text:p text:style-name="Normal">The PullParser class, the heart of JavaFX's</text:p>
      <text:p text:style-name="Normal">document parser, accepts several attributes that can be used<text:s/>to</text:p>
      <text:p text:style-name="Normal">control the parser. First of all, we need to declare the document</text:p>
      <text:p text:style-name="Normal">type we want to parse, which we do by using the class attribute</text:p>
      <text:p text:style-name="Normal">documentType. This string can have two values:</text:p>
      <text:p text:style-name="Normal"/>
      <text:p text:style-name="Normal">PullParser.XML is used for parsing XML</text:p>
      <text:p text:style-name="Normal">PullParser.JSON is used for parsing<text:s/>JSON</text:p>
      <text:p text:style-name="Normal">After we declare the document type, we need to supply the input</text:p>
      <text:p text:style-name="Normal">document to parse. The parser accepts an input stream, and as we</text:p>
      <text:p text:style-name="Normal">will see later, this is very handy when we need to parse an XML</text:p>
      <text:p text:style-name="Normal">document retrieved from an HTTP request. To declare the input</text:p>
      <text:p text:style-name="Normal">stream we need to set the value of the input</text:p>
      <text:p text:style-name="Normal">variable.</text:p>
      <text:p text:style-name="Normal"/>
      <text:p text:style-name="Normal">So it is time we create an instance of our</text:p>
      <text:p text:style-name="Normal">PullParser, as shown below:</text:p>
      <text:p text:style-name="Normal"/>
      <text:p text:style-name="Normal"/>
      <text:p text:style-name="Normal"><text:s/>parser = PullParser {</text:p>
      <text:p text:style-name="Normal"><text:s text:c="2"/>documentType: PullParser.XML;</text:p>
      <text:p text:style-name="Normal"><text:s text:c="2"/>input: xmlFileInputStream;</text:p>
      <text:p text:style-name="Normal">}</text:p>
      <text:p text:style-name="Normal">While the parser analyzes the document, it generates a set of</text:p>
      <text:p text:style-name="Normal">events. We need to implement a callback function to be called in</text:p>
      <text:p text:style-name="Normal">response to these events. The callback function is called</text:p>
      <text:p text:style-name="Normal">onEvent and in its body, we implement our logic to</text:p>
      <text:p text:style-name="Normal">extract information from the document, which we will do<text:s/>later.</text:p>
      <text:p text:style-name="Normal"/>
      <text:p text:style-name="Normal">The function signature is onEvent(event : Event),</text:p>
      <text:p text:style-name="Normal">where the Event class belongs to the package</text:p>
      <text:p text:style-name="Normal">javafx.data.pull. This class contains all the</text:p>
      <text:p text:style-name="Normal">information related to the pull-parsing event, and we can use it to</text:p>
      <text:p text:style-name="Normal">extract the information we need. The type declares the</text:p>
      <text:p text:style-name="Normal">type of event, as one of the values defined in</text:p>
      <text:p text:style-name="Normal">PullParser. We are interested in the following types of</text:p>
      <text:p text:style-name="Normal">events:</text:p>
      <text:p text:style-name="Normal"/>
      <text:p text:style-name="Normal">START_DOCUMENT: This event is generated at the</text:p>
      <text:p text:style-name="Normal">beginning of document parsing.</text:p>
      <text:p text:style-name="Normal">START_ELEMENT: This event is generated when the</text:p>
      <text:p text:style-name="Normal">parser finds a new starting element. We can use this event to read</text:p>
      <text:p text:style-name="Normal">the element attribute.</text:p>
      <text:p text:style-name="Normal">END_ELEMENT: This event is generated when the</text:p>
      <text:p text:style-name="Normal">parser finds the end of the element. We can use it to read the text</text:p>
      <text:p text:style-name="Normal">contained in the element.</text:p>
      <text:p text:style-name="Normal">END_DOCUMENT: This event is<text:s/>generated when the</text:p>
      <text:p text:style-name="Normal">parser reaches the end of the document.</text:p>
      <text:p text:style-name="Normal">There are other events that can be used for JSON</text:p>
      <text:soft-page-break/>
      <text:p text:style-name="Normal">documents; if you're interested, have a look at the "http://java.sun.com/javafx/1/docs/api/javafx.data.pull/javafx.data.pull.PullParser.html"&gt;</text:p>
      <text:p text:style-name="Normal">PullParser documentation. At any rate, here's an</text:p>
      <text:p text:style-name="Normal">onEvent skeleton implementation to react to the</text:p>
      <text:p text:style-name="Normal">START_ELEMENT and END_ELEMENT events.</text:p>
      <text:p text:style-name="Normal"/>
      <text:p text:style-name="Normal"/>
      <text:p text:style-name="Normal"><text:s text:c="2"/>onEvent: function(event : Event) {</text:p>
      <text:p text:style-name="Normal"><text:s text:c="8"/>/* We start analyzing the different event types */</text:p>
      <text:p text:style-name="Normal"><text:s text:c="8"/>if (event.type ==<text:s/>PullParser.START_ELEMENT) {</text:p>
      <text:p text:style-name="Normal"><text:s text:c="10"/>/* Here we implement our logic to handle the start element event,<text:s/></text:p>
      <text:p text:style-name="Normal"><text:s text:c="12"/>for example to extract the attribute values and so on */</text:p>
      <text:p text:style-name="Normal"><text:s text:c="8"/>}</text:p>
      <text:p text:style-name="Normal"><text:s text:c="8"/>else if (event.type == PullParser.END_ELEMENT) {</text:p>
      <text:p text:style-name="Normal"><text:s text:c="10"/>/* Here we implement our logic to handle the end element */</text:p>
      <text:p text:style-name="Normal"><text:s text:c="8"/>}</text:p>
      <text:p text:style-name="Normal"><text:s text:c="2"/>}</text:p>
      <text:p text:style-name="Normal">During the parsing process, some errors can occur. We can manage</text:p>
      <text:p text:style-name="Normal">them verifying the type of Event generated by the</text:p>
      <text:p text:style-name="Normal">parser.</text:p>
      <text:p text:style-name="Normal"/>
      <text:p text:style-name="Normal">Integrating the HTTP and XML APIs</text:p>
      <text:p text:style-name="Normal">Now that we have described<text:s/>these two APIs, it is time we look at</text:p>
      <text:p text:style-name="Normal">the most interesting part: how we can integrate everything so that</text:p>
      <text:p text:style-name="Normal">we can code a complete XML-over-HTTP client. This can be useful if</text:p>
      <text:p text:style-name="Normal">we want to have a client that exchanges information with a remote</text:p>
      <text:p text:style-name="Normal">server.</text:p>
      <text:p text:style-name="Normal"/>
      <text:p text:style-name="Normal">Let's suppose that our JavaFX client application invokes a</text:p>
      <text:p text:style-name="Normal">servlet that returns an XML file with the structure shown</text:p>
      <text:p text:style-name="Normal">below:</text:p>
      <text:p text:style-name="Normal"/>
      <text:p text:style-name="Normal"/>
      <text:p text:style-name="Normal">&amp;lt;?xml version="1.0" encoding="UTF-8"?&amp;gt;</text:p>
      <text:p text:style-name="Normal">&amp;lt;data&amp;gt;</text:p>
      <text:p text:style-name="Normal"><text:s text:c="2"/>&amp;lt;person id="1"&amp;gt;</text:p>
      <text:p text:style-name="Normal"><text:s text:c="8"/>&amp;lt;name&amp;gt;Mikey&amp;lt;/name&amp;gt;</text:p>
      <text:p text:style-name="Normal"><text:s text:c="8"/>&amp;lt;surname&amp;gt;Mouse&amp;lt;/surname&amp;gt;</text:p>
      <text:p text:style-name="Normal"><text:s text:c="2"/>&amp;lt;/person&amp;gt;</text:p>
      <text:p text:style-name="Normal">&amp;lt;/data&amp;gt;</text:p>
      <text:p text:style-name="Normal">This is a simple XML file, but it is enough for the purpose of</text:p>
      <text:p text:style-name="Normal">our example. Our goal is for our client to connect to the test</text:p>
      <text:p text:style-name="Normal">servlet and retrieve the XML content, and then parse it and show the</text:p>
      <text:p text:style-name="Normal">extracted information. To do that, we need to change the</text:p>
      <text:p text:style-name="Normal">HttpRequest function onInput so that</text:p>
      <text:p text:style-name="Normal">when we start receiving the XML document we parse it, too. The code</text:p>
      <text:p text:style-name="Normal">below shows how to do it:</text:p>
      <text:p text:style-name="Normal"/>
      <text:p text:style-name="Normal"/>
      <text:p text:style-name="Normal"><text:s text:c="2"/>onInput: function(is: InputStream) {</text:p>
      <text:p text:style-name="Normal"><text:s text:c="4"/>try { <text:s text:c="10"/><text:s text:c="3"/></text:p>
      <text:p text:style-name="Normal"><text:s text:c="6"/>PullParser {</text:p>
      <text:p text:style-name="Normal"><text:s text:c="8"/>input: is;</text:p>
      <text:soft-page-break/>
      <text:p text:style-name="Normal"><text:s text:c="8"/>onEvent: function (event : Event) { <text:s text:c="20"/></text:p>
      <text:p text:style-name="Normal"><text:s text:c="18"/>// We handle the event</text:p>
      <text:p text:style-name="Normal"><text:s text:c="16"/>}</text:p>
      <text:p text:style-name="Normal"><text:s text:c="10"/>}.parse();</text:p>
      <text:p text:style-name="Normal"><text:s text:c="4"/>}</text:p>
      <text:p text:style-name="Normal"><text:s text:c="4"/>finally {</text:p>
      <text:p text:style-name="Normal"><text:s text:c="6"/>is.close();</text:p>
      <text:p text:style-name="Normal"><text:s text:c="4"/>} <text:s text:c="2"/></text:p>
      <text:p text:style-name="Normal"><text:s text:c="2"/>} <text:s text:c="4"/></text:p>
      <text:p text:style-name="Normal">Notice how we<text:s/>have added the PullParser to the</text:p>
      <text:p text:style-name="Normal">onInput function, and that we set the parser input</text:p>
      <text:p text:style-name="Normal">stream to the one received from the HttpRequest. Now</text:p>
      <text:p text:style-name="Normal">we just need to handle the events as we described before:</text:p>
      <text:p text:style-name="Normal"/>
      <text:p text:style-name="Normal"/>
      <text:p text:style-name="Normal">....</text:p>
      <text:p text:style-name="Normal"><text:s text:c="4"/>if (event.type == PullParser.START_ELEMENT and<text:s/>event.level == 1) {</text:p>
      <text:p text:style-name="Normal"><text:s text:c="6"/>java.lang.System.out.println("Start a new element {event.qname.name}");</text:p>
      <text:p text:style-name="Normal"><text:s text:c="6"/>var qAttr : QName = QName {name : "id"};</text:p>
      <text:p text:style-name="Normal"><text:s text:c="6"/>var attVal : String = event.getAttributeValue(qAttr);</text:p>
      <text:p text:style-name="Normal"><text:s text:c="6"/>java.lang.System.out.println("Attribute ID<text:s/>value {attVal}");</text:p>
      <text:p text:style-name="Normal"><text:s text:c="4"/>}</text:p>
      <text:p text:style-name="Normal"><text:s text:c="4"/>else if (event.type == PullParser.END_ELEMENT) {</text:p>
      <text:p text:style-name="Normal"><text:s text:c="6"/>var nodeName : String = event.qname.name;</text:p>
      <text:p text:style-name="Normal"><text:s text:c="6"/>java.lang.System.out.println("End element {nodeName}");</text:p>
      <text:p text:style-name="Normal"><text:s text:c="6"/>// Now we extract the text only if the node is name or surname</text:p>
      <text:p text:style-name="Normal"><text:s text:c="6"/>if (nodeName == "name" or nodeName == "surname") {</text:p>
      <text:p text:style-name="Normal"><text:s text:c="8"/>var textVal : String = event.text;</text:p>
      <text:p text:style-name="Normal"><text:s text:c="8"/>java.lang.System.out.println("Text {textVal}");</text:p>
      <text:p text:style-name="Normal"><text:s text:c="6"/>}</text:p>
      <text:p text:style-name="Normal"><text:s text:c="4"/>}</text:p>
      <text:p text:style-name="Normal"/>
      <text:p text:style-name="Normal">....</text:p>
      <text:p text:style-name="Normal">It is useful to analyze the code step by step. In the case of a</text:p>
      <text:p text:style-name="Normal">PullParser.START_ELEMENT event, we use the</text:p>
      <text:p text:style-name="Normal">event.level variable. This tells us at which line the</text:p>
      <text:p text:style-name="Normal">event occurs (starting from zero, the XML document root). We know</text:p>
      <text:p text:style-name="Normal">already that the id attribute is present only on the</text:p>
      <text:p text:style-name="Normal">first line, so we limit the extraction to this line only. Then we</text:p>
      <text:p text:style-name="Normal">create a QName object setting, the name</text:p>
      <text:p text:style-name="Normal">variable to our attribute name, and then we extract the value.</text:p>
      <text:p text:style-name="Normal"/>
      <text:p text:style-name="Normal">In the case of PullParser.END_ELEMENT, we want to</text:p>
      <text:p text:style-name="Normal">extract the node content. To do this, we use the text</text:p>
      <text:p text:style-name="Normal">variable that contains the node value.</text:p>
      <text:p text:style-name="Normal"/>
      <text:p text:style-name="Normal">If everything works properly we will see the parsed items in the</text:p>
      <text:p text:style-name="Normal">console, as shown in Figure 4.</text:p>
      <text:p text:style-name="Normal"/>
      <text:p text:style-name="Normal"><text:s/>"470" alt="HTTP request with XML parsing" /&gt;</text:p>
      <text:p text:style-name="Normal"/>
      <text:p text:style-name="Normal">Figure 4. HTTP request with XML parsing</text:p>
      <text:p text:style-name="Normal"/>
      <text:soft-page-break/>
      <text:p text:style-name="Normal">Conclusion</text:p>
      <text:p text:style-name="Normal">In this article, we explored some essential features of JavaFX,</text:p>
      <text:p text:style-name="Normal">focusing our attention on two important aspects: XML and HTTP. We</text:p>
      <text:p text:style-name="Normal">discovered how easy is to develop a simple client that makes an HTTP</text:p>
      <text:p text:style-name="Normal">request and parses the XML response. This is a basic example, but it</text:p>
      <text:p text:style-name="Normal">can be further expanded adding other features;<text:s/>for example,</text:p>
      <text:p text:style-name="Normal">connecting to a site and retrieving pictures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4">Client Server With JavaFX 2 And Hessian (+Guice +FXML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M</meta:initial-creator>
    <dc:creator>PM</dc:creator>
    <meta:creation-date>2014-03-04T08:38:00Z</meta:creation-date>
    <dc:date>2014-03-26T15:49:00Z</dc:date>
    <meta:template xlink:href="Normal" xlink:type="simple"/>
    <meta:editing-cycles>4</meta:editing-cycles>
    <meta:editing-duration>PT19680S</meta:editing-duration>
    <meta:document-statistic meta:page-count="8" meta:paragraph-count="31" meta:word-count="2330" meta:character-count="15586" meta:row-count="110" meta:non-whitespace-character-count="13287"/>
  </office:meta>
</office:document-meta>
</file>